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42.94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73.3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80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-desig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osody</text:p>
          </table:table-cell>
          <table:table-cell office:value-type="string" calcext:value-type="string">
            <text:p>plurality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wavname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Correct</text:p>
          </table:table-cell>
          <table:table-cell office:value-type="string" calcext:value-type="string">
            <text:p>answerIncorrect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CONCATENATE([.B2];&quot;_&quot;;[.C2])" office:value-type="string" office:string-value="e_s" calcext:value-type="string">
            <text:p>e_s</text:p>
          </table:table-cell>
          <table:table-cell table:formula="of:=CONCATENATE([.A2];&quot;_&quot;;[.B2];&quot;_&quot;;[.C2];&quot;.wav&quot;)" office:value-type="string" office:string-value="001_e_s.wav" calcext:value-type="string">
            <text:p>001_e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formula="of:=CONCATENATE([.B3];&quot;_&quot;;[.C3])" office:value-type="string" office:string-value="e_p" calcext:value-type="string">
            <text:p>e_p</text:p>
          </table:table-cell>
          <table:table-cell table:formula="of:=CONCATENATE([.A3];&quot;_&quot;;[.B3];&quot;_&quot;;[.C3];&quot;.wav&quot;)" office:value-type="string" office:string-value="001_e_p.wav" calcext:value-type="string">
            <text:p>001_e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formula="of:=CONCATENATE([.B4];&quot;_&quot;;[.C4])" office:value-type="string" office:string-value="l_s" calcext:value-type="string">
            <text:p>l_s</text:p>
          </table:table-cell>
          <table:table-cell table:formula="of:=CONCATENATE([.A4];&quot;_&quot;;[.B4];&quot;_&quot;;[.C4];&quot;.wav&quot;)" office:value-type="string" office:string-value="001_l_s.wav" calcext:value-type="string">
            <text:p>001_l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CONCATENATE([.B5];&quot;_&quot;;[.C5])" office:value-type="string" office:string-value="l_p" calcext:value-type="string">
            <text:p>l_p</text:p>
          </table:table-cell>
          <table:table-cell table:formula="of:=CONCATENATE([.A5];&quot;_&quot;;[.B5];&quot;_&quot;;[.C5];&quot;.wav&quot;)" office:value-type="string" office:string-value="001_l_p.wav" calcext:value-type="string">
            <text:p>001_l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CONCATENATE([.B6];&quot;_&quot;;[.C6])" office:value-type="string" office:string-value="n_s" calcext:value-type="string">
            <text:p>n_s</text:p>
          </table:table-cell>
          <table:table-cell table:formula="of:=CONCATENATE([.A6];&quot;_&quot;;[.B6];&quot;_&quot;;[.C6];&quot;.wav&quot;)" office:value-type="string" office:string-value="001_n_s.wav" calcext:value-type="string">
            <text:p>001_n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CONCATENATE([.B7];&quot;_&quot;;[.C7])" office:value-type="string" office:string-value="n_p" calcext:value-type="string">
            <text:p>n_p</text:p>
          </table:table-cell>
          <table:table-cell table:formula="of:=CONCATENATE([.A7];&quot;_&quot;;[.B7];&quot;_&quot;;[.C7];&quot;.wav&quot;)" office:value-type="string" office:string-value="001_n_p.wav" calcext:value-type="string">
            <text:p>001_n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CONCATENATE([.B8];&quot;_&quot;;[.C8])" office:value-type="string" office:string-value="e_s" calcext:value-type="string">
            <text:p>e_s</text:p>
          </table:table-cell>
          <table:table-cell table:formula="of:=CONCATENATE([.A8];&quot;_&quot;;[.B8];&quot;_&quot;;[.C8];&quot;.wav&quot;)" office:value-type="string" office:string-value="002_e_s.wav" calcext:value-type="string">
            <text:p>002_e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formula="of:=CONCATENATE([.B9];&quot;_&quot;;[.C9])" office:value-type="string" office:string-value="e_p" calcext:value-type="string">
            <text:p>e_p</text:p>
          </table:table-cell>
          <table:table-cell table:formula="of:=CONCATENATE([.A9];&quot;_&quot;;[.B9];&quot;_&quot;;[.C9];&quot;.wav&quot;)" office:value-type="string" office:string-value="002_e_p.wav" calcext:value-type="string">
            <text:p>002_e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formula="of:=CONCATENATE([.B10];&quot;_&quot;;[.C10])" office:value-type="string" office:string-value="l_s" calcext:value-type="string">
            <text:p>l_s</text:p>
          </table:table-cell>
          <table:table-cell table:formula="of:=CONCATENATE([.A10];&quot;_&quot;;[.B10];&quot;_&quot;;[.C10];&quot;.wav&quot;)" office:value-type="string" office:string-value="002_l_s.wav" calcext:value-type="string">
            <text:p>002_l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CONCATENATE([.B11];&quot;_&quot;;[.C11])" office:value-type="string" office:string-value="l_p" calcext:value-type="string">
            <text:p>l_p</text:p>
          </table:table-cell>
          <table:table-cell table:formula="of:=CONCATENATE([.A11];&quot;_&quot;;[.B11];&quot;_&quot;;[.C11];&quot;.wav&quot;)" office:value-type="string" office:string-value="002_l_p.wav" calcext:value-type="string">
            <text:p>002_l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CONCATENATE([.B12];&quot;_&quot;;[.C12])" office:value-type="string" office:string-value="n_s" calcext:value-type="string">
            <text:p>n_s</text:p>
          </table:table-cell>
          <table:table-cell table:formula="of:=CONCATENATE([.A12];&quot;_&quot;;[.B12];&quot;_&quot;;[.C12];&quot;.wav&quot;)" office:value-type="string" office:string-value="002_n_s.wav" calcext:value-type="string">
            <text:p>002_n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CONCATENATE([.B13];&quot;_&quot;;[.C13])" office:value-type="string" office:string-value="n_p" calcext:value-type="string">
            <text:p>n_p</text:p>
          </table:table-cell>
          <table:table-cell table:formula="of:=CONCATENATE([.A13];&quot;_&quot;;[.B13];&quot;_&quot;;[.C13];&quot;.wav&quot;)" office:value-type="string" office:string-value="002_n_p.wav" calcext:value-type="string">
            <text:p>002_n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CONCATENATE([.B14];&quot;_&quot;;[.C14])" office:value-type="string" office:string-value="e_s" calcext:value-type="string">
            <text:p>e_s</text:p>
          </table:table-cell>
          <table:table-cell table:formula="of:=CONCATENATE([.A14];&quot;_&quot;;[.B14];&quot;_&quot;;[.C14];&quot;.wav&quot;)" office:value-type="string" office:string-value="003_e_s.wav" calcext:value-type="string">
            <text:p>003_e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formula="of:=CONCATENATE([.B15];&quot;_&quot;;[.C15])" office:value-type="string" office:string-value="e_p" calcext:value-type="string">
            <text:p>e_p</text:p>
          </table:table-cell>
          <table:table-cell table:formula="of:=CONCATENATE([.A15];&quot;_&quot;;[.B15];&quot;_&quot;;[.C15];&quot;.wav&quot;)" office:value-type="string" office:string-value="003_e_p.wav" calcext:value-type="string">
            <text:p>003_e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formula="of:=CONCATENATE([.B16];&quot;_&quot;;[.C16])" office:value-type="string" office:string-value="l_s" calcext:value-type="string">
            <text:p>l_s</text:p>
          </table:table-cell>
          <table:table-cell table:formula="of:=CONCATENATE([.A16];&quot;_&quot;;[.B16];&quot;_&quot;;[.C16];&quot;.wav&quot;)" office:value-type="string" office:string-value="003_l_s.wav" calcext:value-type="string">
            <text:p>003_l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CONCATENATE([.B17];&quot;_&quot;;[.C17])" office:value-type="string" office:string-value="l_p" calcext:value-type="string">
            <text:p>l_p</text:p>
          </table:table-cell>
          <table:table-cell table:formula="of:=CONCATENATE([.A17];&quot;_&quot;;[.B17];&quot;_&quot;;[.C17];&quot;.wav&quot;)" office:value-type="string" office:string-value="003_l_p.wav" calcext:value-type="string">
            <text:p>003_l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CONCATENATE([.B18];&quot;_&quot;;[.C18])" office:value-type="string" office:string-value="n_s" calcext:value-type="string">
            <text:p>n_s</text:p>
          </table:table-cell>
          <table:table-cell table:formula="of:=CONCATENATE([.A18];&quot;_&quot;;[.B18];&quot;_&quot;;[.C18];&quot;.wav&quot;)" office:value-type="string" office:string-value="003_n_s.wav" calcext:value-type="string">
            <text:p>003_n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CONCATENATE([.B19];&quot;_&quot;;[.C19])" office:value-type="string" office:string-value="n_p" calcext:value-type="string">
            <text:p>n_p</text:p>
          </table:table-cell>
          <table:table-cell table:formula="of:=CONCATENATE([.A19];&quot;_&quot;;[.B19];&quot;_&quot;;[.C19];&quot;.wav&quot;)" office:value-type="string" office:string-value="003_n_p.wav" calcext:value-type="string">
            <text:p>003_n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CONCATENATE([.B20];&quot;_&quot;;[.C20])" office:value-type="string" office:string-value="e_s" calcext:value-type="string">
            <text:p>e_s</text:p>
          </table:table-cell>
          <table:table-cell table:formula="of:=CONCATENATE([.A20];&quot;_&quot;;[.B20];&quot;_&quot;;[.C20];&quot;.wav&quot;)" office:value-type="string" office:string-value="004_e_s.wav" calcext:value-type="string">
            <text:p>004_e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formula="of:=CONCATENATE([.B21];&quot;_&quot;;[.C21])" office:value-type="string" office:string-value="e_p" calcext:value-type="string">
            <text:p>e_p</text:p>
          </table:table-cell>
          <table:table-cell table:formula="of:=CONCATENATE([.A21];&quot;_&quot;;[.B21];&quot;_&quot;;[.C21];&quot;.wav&quot;)" office:value-type="string" office:string-value="004_e_p.wav" calcext:value-type="string">
            <text:p>004_e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formula="of:=CONCATENATE([.B22];&quot;_&quot;;[.C22])" office:value-type="string" office:string-value="l_s" calcext:value-type="string">
            <text:p>l_s</text:p>
          </table:table-cell>
          <table:table-cell table:formula="of:=CONCATENATE([.A22];&quot;_&quot;;[.B22];&quot;_&quot;;[.C22];&quot;.wav&quot;)" office:value-type="string" office:string-value="004_l_s.wav" calcext:value-type="string">
            <text:p>004_l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CONCATENATE([.B23];&quot;_&quot;;[.C23])" office:value-type="string" office:string-value="l_p" calcext:value-type="string">
            <text:p>l_p</text:p>
          </table:table-cell>
          <table:table-cell table:formula="of:=CONCATENATE([.A23];&quot;_&quot;;[.B23];&quot;_&quot;;[.C23];&quot;.wav&quot;)" office:value-type="string" office:string-value="004_l_p.wav" calcext:value-type="string">
            <text:p>004_l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CONCATENATE([.B24];&quot;_&quot;;[.C24])" office:value-type="string" office:string-value="n_s" calcext:value-type="string">
            <text:p>n_s</text:p>
          </table:table-cell>
          <table:table-cell table:formula="of:=CONCATENATE([.A24];&quot;_&quot;;[.B24];&quot;_&quot;;[.C24];&quot;.wav&quot;)" office:value-type="string" office:string-value="004_n_s.wav" calcext:value-type="string">
            <text:p>004_n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CONCATENATE([.B25];&quot;_&quot;;[.C25])" office:value-type="string" office:string-value="n_p" calcext:value-type="string">
            <text:p>n_p</text:p>
          </table:table-cell>
          <table:table-cell table:formula="of:=CONCATENATE([.A25];&quot;_&quot;;[.B25];&quot;_&quot;;[.C25];&quot;.wav&quot;)" office:value-type="string" office:string-value="004_n_p.wav" calcext:value-type="string">
            <text:p>004_n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CONCATENATE([.B26];&quot;_&quot;;[.C26])" office:value-type="string" office:string-value="e_s" calcext:value-type="string">
            <text:p>e_s</text:p>
          </table:table-cell>
          <table:table-cell table:formula="of:=CONCATENATE([.A26];&quot;_&quot;;[.B26];&quot;_&quot;;[.C26];&quot;.wav&quot;)" office:value-type="string" office:string-value="005_e_s.wav" calcext:value-type="string">
            <text:p>005_e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formula="of:=CONCATENATE([.B27];&quot;_&quot;;[.C27])" office:value-type="string" office:string-value="e_p" calcext:value-type="string">
            <text:p>e_p</text:p>
          </table:table-cell>
          <table:table-cell table:formula="of:=CONCATENATE([.A27];&quot;_&quot;;[.B27];&quot;_&quot;;[.C27];&quot;.wav&quot;)" office:value-type="string" office:string-value="005_e_p.wav" calcext:value-type="string">
            <text:p>005_e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formula="of:=CONCATENATE([.B28];&quot;_&quot;;[.C28])" office:value-type="string" office:string-value="l_s" calcext:value-type="string">
            <text:p>l_s</text:p>
          </table:table-cell>
          <table:table-cell table:formula="of:=CONCATENATE([.A28];&quot;_&quot;;[.B28];&quot;_&quot;;[.C28];&quot;.wav&quot;)" office:value-type="string" office:string-value="005_l_s.wav" calcext:value-type="string">
            <text:p>005_l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CONCATENATE([.B29];&quot;_&quot;;[.C29])" office:value-type="string" office:string-value="l_p" calcext:value-type="string">
            <text:p>l_p</text:p>
          </table:table-cell>
          <table:table-cell table:formula="of:=CONCATENATE([.A29];&quot;_&quot;;[.B29];&quot;_&quot;;[.C29];&quot;.wav&quot;)" office:value-type="string" office:string-value="005_l_p.wav" calcext:value-type="string">
            <text:p>005_l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CONCATENATE([.B30];&quot;_&quot;;[.C30])" office:value-type="string" office:string-value="n_s" calcext:value-type="string">
            <text:p>n_s</text:p>
          </table:table-cell>
          <table:table-cell table:formula="of:=CONCATENATE([.A30];&quot;_&quot;;[.B30];&quot;_&quot;;[.C30];&quot;.wav&quot;)" office:value-type="string" office:string-value="005_n_s.wav" calcext:value-type="string">
            <text:p>005_n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CONCATENATE([.B31];&quot;_&quot;;[.C31])" office:value-type="string" office:string-value="n_p" calcext:value-type="string">
            <text:p>n_p</text:p>
          </table:table-cell>
          <table:table-cell table:formula="of:=CONCATENATE([.A31];&quot;_&quot;;[.B31];&quot;_&quot;;[.C31];&quot;.wav&quot;)" office:value-type="string" office:string-value="005_n_p.wav" calcext:value-type="string">
            <text:p>005_n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CONCATENATE([.B32];&quot;_&quot;;[.C32])" office:value-type="string" office:string-value="e_s" calcext:value-type="string">
            <text:p>e_s</text:p>
          </table:table-cell>
          <table:table-cell table:formula="of:=CONCATENATE([.A32];&quot;_&quot;;[.B32];&quot;_&quot;;[.C32];&quot;.wav&quot;)" office:value-type="string" office:string-value="006_e_s.wav" calcext:value-type="string">
            <text:p>006_e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formula="of:=CONCATENATE([.B33];&quot;_&quot;;[.C33])" office:value-type="string" office:string-value="e_p" calcext:value-type="string">
            <text:p>e_p</text:p>
          </table:table-cell>
          <table:table-cell table:formula="of:=CONCATENATE([.A33];&quot;_&quot;;[.B33];&quot;_&quot;;[.C33];&quot;.wav&quot;)" office:value-type="string" office:string-value="006_e_p.wav" calcext:value-type="string">
            <text:p>006_e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formula="of:=CONCATENATE([.B34];&quot;_&quot;;[.C34])" office:value-type="string" office:string-value="l_s" calcext:value-type="string">
            <text:p>l_s</text:p>
          </table:table-cell>
          <table:table-cell table:formula="of:=CONCATENATE([.A34];&quot;_&quot;;[.B34];&quot;_&quot;;[.C34];&quot;.wav&quot;)" office:value-type="string" office:string-value="006_l_s.wav" calcext:value-type="string">
            <text:p>006_l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CONCATENATE([.B35];&quot;_&quot;;[.C35])" office:value-type="string" office:string-value="l_p" calcext:value-type="string">
            <text:p>l_p</text:p>
          </table:table-cell>
          <table:table-cell table:formula="of:=CONCATENATE([.A35];&quot;_&quot;;[.B35];&quot;_&quot;;[.C35];&quot;.wav&quot;)" office:value-type="string" office:string-value="006_l_p.wav" calcext:value-type="string">
            <text:p>006_l_p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CONCATENATE([.B36];&quot;_&quot;;[.C36])" office:value-type="string" office:string-value="n_s" calcext:value-type="string">
            <text:p>n_s</text:p>
          </table:table-cell>
          <table:table-cell table:formula="of:=CONCATENATE([.A36];&quot;_&quot;;[.B36];&quot;_&quot;;[.C36];&quot;.wav&quot;)" office:value-type="string" office:string-value="006_n_s.wav" calcext:value-type="string">
            <text:p>006_n_s.w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CONCATENATE([.B37];&quot;_&quot;;[.C37])" office:value-type="string" office:string-value="n_p" calcext:value-type="string">
            <text:p>n_p</text:p>
          </table:table-cell>
          <table:table-cell table:formula="of:=CONCATENATE([.A37];&quot;_&quot;;[.B37];&quot;_&quot;;[.C37];&quot;.wav&quot;)" office:value-type="string" office:string-value="006_n_p.wav" calcext:value-type="string">
            <text:p>006_n_p.wa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14:01:56.999618789</dc:date>
    <dc:creator>Adam Royer</dc:creator>
    <meta:editing-duration>PT3M20S</meta:editing-duration>
    <meta:editing-cycles>1</meta:editing-cycles>
    <meta:document-statistic meta:table-count="1" meta:cell-count="189" meta:object-count="0"/>
    <meta:generator>LibreOffice/6.2.7.1$Linux_X86_64 LibreOffice_project/23edc44b61b830b7d749943e020e96f5a7df63bf</meta:generator>
  </office:meta>
</office:document-meta>
</file>